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.21cm" fo:margin-bottom="0.21cm" loext:contextual-spacing="false" fo:line-height="150%"/>
    </style:style>
    <style:style style:name="P2" style:family="paragraph" style:parent-style-name="Text_20_body">
      <style:paragraph-properties fo:margin-top="0.21cm" fo:margin-bottom="0.21cm" loext:contextual-spacing="false" fo:line-height="150%"/>
      <style:text-properties officeooo:rsid="001531a5" officeooo:paragraph-rsid="001531a5"/>
    </style:style>
    <style:style style:name="P3" style:family="paragraph" style:parent-style-name="Title">
      <style:paragraph-properties fo:margin-top="0.21cm" fo:margin-bottom="0.21cm" loext:contextual-spacing="false" fo:line-height="150%"/>
    </style:style>
    <style:style style:name="P4" style:family="paragraph" style:parent-style-name="Text_20_body" style:list-style-name="L1">
      <style:paragraph-properties fo:margin-top="0.21cm" fo:margin-bottom="0.21cm" loext:contextual-spacing="false" fo:line-height="150%"/>
      <style:text-properties officeooo:rsid="001531a5" officeooo:paragraph-rsid="001531a5"/>
    </style:style>
    <style:style style:name="P5" style:family="paragraph" style:parent-style-name="Text_20_body" style:list-style-name="L1">
      <style:paragraph-properties fo:margin-top="0.21cm" fo:margin-bottom="0.21cm" loext:contextual-spacing="false" fo:line-height="150%"/>
      <style:text-properties officeooo:rsid="001887cb" officeooo:paragraph-rsid="001887cb"/>
    </style:style>
    <style:style style:name="P6" style:family="paragraph" style:parent-style-name="Text_20_body" style:list-style-name="L1">
      <style:paragraph-properties fo:margin-top="0.21cm" fo:margin-bottom="0.21cm" loext:contextual-spacing="false" fo:line-height="150%"/>
      <style:text-properties officeooo:rsid="001887cb" officeooo:paragraph-rsid="0019c0e3"/>
    </style:style>
    <style:style style:name="P7" style:family="paragraph" style:parent-style-name="Text_20_body" style:list-style-name="L1">
      <style:paragraph-properties fo:margin-top="0.21cm" fo:margin-bottom="0.21cm" loext:contextual-spacing="false" fo:line-height="150%"/>
      <style:text-properties officeooo:rsid="001887cb" officeooo:paragraph-rsid="001aa033"/>
    </style:style>
    <style:style style:name="P8" style:family="paragraph" style:parent-style-name="Text_20_body" style:list-style-name="L1">
      <style:paragraph-properties fo:margin-top="0.21cm" fo:margin-bottom="0.21cm" loext:contextual-spacing="false" fo:line-height="150%"/>
      <style:text-properties officeooo:rsid="0019c0e3" officeooo:paragraph-rsid="0019c0e3"/>
    </style:style>
    <style:style style:name="P9" style:family="paragraph" style:parent-style-name="Text_20_body" style:list-style-name="L1">
      <style:paragraph-properties fo:margin-top="0.21cm" fo:margin-bottom="0.21cm" loext:contextual-spacing="false" fo:line-height="150%"/>
      <style:text-properties officeooo:rsid="001aa096" officeooo:paragraph-rsid="001aa096"/>
    </style:style>
    <style:style style:name="P10" style:family="paragraph" style:parent-style-name="Text_20_body" style:list-style-name="L1" style:master-page-name="">
      <style:paragraph-properties fo:margin-top="0.21cm" fo:margin-bottom="0.21cm" loext:contextual-spacing="false" fo:line-height="150%" style:page-number="auto"/>
      <style:text-properties officeooo:rsid="001725ff" officeooo:paragraph-rsid="001725ff"/>
    </style:style>
    <style:style style:name="T1" style:family="text">
      <style:text-properties officeooo:rsid="0012b976"/>
    </style:style>
    <style:style style:name="T2" style:family="text">
      <style:text-properties officeooo:rsid="001935a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erview Barrierefreiheit im Internet</text:p>
      <text:p text:style-name="P1"><text:span text:style-name="T2">Experte</text:span>: Dennis Westphal</text:p>
      <text:p text:style-name="P1">Durchführende: Janet Lehman<text:bookmark-start text:name="__DdeLink__658_3687300014"/><text:bookmark-start text:name="__DdeLink__653_3687300014"/><text:span text:style-name="T1">n</text:span><text:bookmark-end text:name="__DdeLink__658_3687300014"/><text:bookmark-end text:name="__DdeLink__653_3687300014"/></text:p>
      <text:p text:style-name="P1"/>
      <text:p text:style-name="P2">Fragen:</text:p>
      <text:list xml:id="list3178990609" text:style-name="L1">
        <text:list-item>
          <text:p text:style-name="P9">Wie oft benutzt du das Internet?</text:p>
        </text:list-item>
        <text:list-item>
          <text:p text:style-name="P4">Wie schnell findest du Informationen im Internet?</text:p>
        </text:list-item>
        <text:list-item>
          <text:p text:style-name="P4">Wie oft triffst du auf Webseiten...</text:p>
          <text:list>
            <text:list-item>
              <text:p text:style-name="P4">mit schlechter / „unaufgeräumter“ Navigation?</text:p>
            </text:list-item>
            <text:list-item>
              <text:p text:style-name="P4">mit Bildern die keinen aussagekräftigen Alt-Text besitzen?</text:p>
            </text:list-item>
          </text:list>
        </text:list-item>
        <text:list-item>
          <text:p text:style-name="P10">Weißt du wo sich explizite Elemente einer Webseite befinden? Gibt es für dich Orientierungspunkte außer die Navigation?</text:p>
        </text:list-item>
        <text:list-item>
          <text:p text:style-name="P5">Wie bedienst du deine Devices? (z. B. Tastatur, Maus)</text:p>
          <text:list>
            <text:list-item>
              <text:p text:style-name="P5">PC</text:p>
            </text:list-item>
            <text:list-item>
              <text:p text:style-name="P5">Handy</text:p>
            </text:list-item>
          </text:list>
        </text:list-item>
        <text:list-item>
          <text:p text:style-name="P5">Wie findest du dich auf Webseiten zurecht? Meist gut oder schlecht?</text:p>
        </text:list-item>
        <text:list-item>
          <text:p text:style-name="P5">Was sind deine Vorstellungen einer perfekten Webseite?</text:p>
        </text:list-item>
        <text:list-item>
          <text:p text:style-name="P5">Wie viel bringen dir Alt-Texte?</text:p>
        </text:list-item>
        <text:list-item>
          <text:p text:style-name="P5">Was fällt dir im Internet bzw. auf Webseiten besonders schwer?</text:p>
        </text:list-item>
        <text:list-item>
          <text:p text:style-name="P5"><text:soft-page-break/>Was denkst du, sind die größten Hürden im Internet bzw. auf Webseiten?</text:p>
        </text:list-item>
        <text:list-item>
          <text:p text:style-name="P5">Was würde dir helfen, dich im Internet / auf Webseiten besser zurechtzufinden?</text:p>
        </text:list-item>
        <text:list-item>
          <text:p text:style-name="P5">Gibt es Webseiten von deren Aufbau bzw. Navigation du absolut begeistert / überzeugt bist?</text:p>
        </text:list-item>
        <text:list-item>
          <text:p text:style-name="P8">Arbeitest du mit Drupal?</text:p>
          <text:list>
            <text:list-item>
              <text:p text:style-name="P8">Wenn ja, wie lange schon?</text:p>
            </text:list-item>
          </text:list>
        </text:list-item>
        <text:list-item>
          <text:p text:style-name="P6">Was für Erfahrungen hast du bisher mit Drupal gemacht?</text:p>
        </text:list-item>
        <text:list-item>
          <text:p text:style-name="P5">Arbeitest du auch mit dem Drupal Backend? </text:p>
          <text:list>
            <text:list-item>
              <text:p text:style-name="P5">Wenn ja, hattest du schonmal Probleme damit? </text:p>
            </text:list-item>
            <text:list-item>
              <text:p text:style-name="P5">Welche?</text:p>
            </text:list-item>
          </text:list>
        </text:list-item>
        <text:list-item>
          <text:p text:style-name="P7">Empfindest du Drupal als barrierearm? (Explizit D8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family-generic="swiss" style:font-pitch="variable" officeooo:rsid="000e5f0f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t Lehmann</meta:initial-creator>
    <meta:creation-date>2018-03-14T10:08:05.685618073</meta:creation-date>
    <dc:date>2018-03-15T10:16:39.588436041</dc:date>
    <dc:creator>Janet Lehmann</dc:creator>
    <meta:editing-duration>PT4H40M50S</meta:editing-duration>
    <meta:editing-cycles>12</meta:editing-cycles>
    <meta:generator>LibreOffice/6.0.2.1$MacOSX_X86_64 LibreOffice_project/f7f06a8f319e4b62f9bc5095aa112a65d2f3ac89</meta:generator>
    <meta:document-statistic meta:table-count="0" meta:image-count="0" meta:object-count="0" meta:page-count="2" meta:paragraph-count="27" meta:word-count="204" meta:character-count="1248" meta:non-whitespace-character-count="1092"/>
  </office:meta>
</office:document-meta>
</file>